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4" style:family="graphic" style:parent-style-name="objectwithoutfill">
      <style:graphic-properties draw:stroke="dash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907cm" svg:height="0.962cm" svg:x="0.881cm" svg:y="0.942cm">
          <draw:text-box>
            <text:p>op_1</text:p>
          </draw:text-box>
        </draw:frame>
        <draw:line draw:style-name="gr2" draw:text-style-name="P1" draw:layer="layout" svg:x1="1.518cm" svg:y1="2.197cm" svg:x2="1.518cm" svg:y2="5.826cm">
          <text:p/>
        </draw:line>
        <draw:frame draw:style-name="gr1" draw:text-style-name="P2" draw:layer="layout" svg:width="2.373cm" svg:height="0.962cm" svg:x="1.373cm" svg:y="3.459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1" draw:layer="layout" svg:width="1.907cm" svg:height="0.962cm" svg:x="7.378cm" svg:y="5.721cm">
          <draw:text-box>
            <text:p>op_3</text:p>
          </draw:text-box>
        </draw:frame>
        <draw:frame draw:style-name="gr1" draw:layer="layout" svg:width="1.696cm" svg:height="0.962cm" svg:x="7.502cm" svg:y="0.935cm">
          <draw:text-box>
            <text:p>op_i</text:p>
          </draw:text-box>
        </draw:frame>
        <draw:line draw:style-name="gr2" draw:text-style-name="P1" draw:layer="layout" svg:x1="2.678cm" svg:y1="6.256cm" svg:x2="7.604cm" svg:y2="6.256cm">
          <text:p/>
        </draw:line>
        <draw:frame draw:style-name="gr3" draw:text-style-name="P2" draw:layer="layout" svg:width="2.373cm" svg:height="0.962cm" svg:x="3.964cm" svg:y="5.337cm">
          <draw:text-box>
            <text:p><text:span text:style-name="T1">sb </text:span><text:span text:style-name="T2">U </text:span><text:span text:style-name="T3">rf</text:span></text:p>
          </draw:text-box>
        </draw:frame>
        <draw:line draw:style-name="gr4" draw:text-style-name="P1" draw:layer="layout" svg:x1="8.366cm" svg:y1="5.953cm" svg:x2="8.366cm" svg:y2="1.889cm">
          <text:p/>
        </draw:line>
        <draw:line draw:style-name="gr4" draw:text-style-name="P1" draw:layer="layout" svg:x1="7.604cm" svg:y1="1.489cm" svg:x2="2.659cm" svg:y2="1.489cm">
          <text:p/>
        </draw:line>
        <draw:frame draw:style-name="gr1" draw:layer="layout" svg:width="1.907cm" svg:height="0.962cm" svg:x="0.879cm" svg:y="5.648cm">
          <draw:text-box>
            <text:p>op_2</text:p>
          </draw:text-box>
        </draw:frame>
        <draw:frame draw:style-name="gr1" draw:text-style-name="P2" draw:layer="layout" svg:width="2.373cm" svg:height="0.962cm" svg:x="6.034cm" svg:y="3.451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1" draw:text-style-name="P2" draw:layer="layout" svg:width="2.373cm" svg:height="0.962cm" svg:x="3.867cm" svg:y="1.527cm">
          <draw:text-box>
            <text:p><text:span text:style-name="T1">sb </text:span><text:span text:style-name="T2">U </text:span><text:span text:style-name="T3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9T11:34:15</dc:date>
    <dc:creator>Peizhao Ou</dc:creator>
    <meta:editing-duration>PT1H7M20S</meta:editing-duration>
    <meta:editing-cycles>26</meta:editing-cycles>
    <meta:generator>LibreOffice/3.5$Linux_X86_64 LibreOffice_project/350m1$Build-2</meta:generator>
    <meta:document-statistic meta:object-count="12"/>
  </office:meta>
</office:document-meta>
</file>